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41cm"/>
    </style:style>
    <style:style style:name="gr5" style:family="graphic" style:parent-style-name="standard">
      <style:graphic-properties svg:stroke-width="0.035cm" draw:marker-start-width="0.255cm" draw:marker-end-width="0.255cm" draw:fill="none" draw:textarea-horizontal-align="justify" draw:textarea-vertical-align="middle" draw:auto-grow-height="false" fo:min-height="7.878cm" fo:min-width="26.932cm" fo:padding-top="0.117cm" fo:padding-bottom="0.117cm" fo:padding-left="0.242cm" fo:padding-right="0.2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34cm"/>
    </style:style>
    <style:style style:name="gr7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1.782cm" fo:min-width="5.85cm" fo:padding-top="0.109cm" fo:padding-bottom="0.109cm" fo:padding-left="0.234cm" fo:padding-right="0.234cm"/>
    </style:style>
    <style:style style:name="gr8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1.814cm" fo:min-width="5.882cm" fo:padding-top="0.109cm" fo:padding-bottom="0.109cm" fo:padding-left="0.234cm" fo:padding-right="0.234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1.274cm" fo:min-width="6.358cm"/>
    </style:style>
    <style:style style:name="gr11" style:family="graphic" style:parent-style-name="standard">
      <style:graphic-properties draw:fill="solid" draw:fill-color="#1c1c1c" draw:textarea-horizontal-align="justify" draw:textarea-vertical-align="middle" draw:auto-grow-height="false" fo:min-height="1.782cm" fo:min-width="4.32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top" draw:auto-grow-height="false" fo:min-height="4.83cm" fo:min-width="5.59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53cm" draw:marker-start-width="0.282cm" draw:marker-end-width="0.282cm" draw:fill="none" draw:textarea-vertical-align="middle" fo:padding-top="0.126cm" fo:padding-bottom="0.126cm" fo:padding-left="0.251cm" fo:padding-right="0.2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9.402cm" fo:min-width="6.358cm"/>
    </style:style>
    <style:style style:name="gr18" style:family="graphic" style:parent-style-name="standard">
      <style:graphic-properties draw:textarea-horizontal-align="justify" draw:textarea-vertical-align="middle" draw:auto-grow-height="false" fo:min-height="8.894cm" fo:min-width="14.9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3.228cm" fo:min-width="14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2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3.631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draw:auto-grow-height="true" fo:min-height="2.5cm"/>
    </style:style>
    <style:style style:name="pr6" style:family="presentation" style:parent-style-name="alizarin-title">
      <style:graphic-properties draw:auto-grow-height="true" fo:min-height="2.635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line-height="150%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Nimbus Mono L1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Nimbus Mono L1" fo:font-size="20pt" style:font-size-asian="20pt" style:font-size-complex="20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4pt" style:font-size-asian="24pt" style:font-size-complex="24pt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Nimbus Mono L1" fo:font-size="32pt" style:font-size-asian="32pt" style:font-size-complex="32pt"/>
    </style:style>
    <style:style style:name="T10" style:family="text">
      <style:text-properties style:font-name="Nimbus Mono L1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Nimbus Mono L1" fo:font-size="24pt" style:font-size-asian="24pt" style:font-size-complex="24pt"/>
    </style:style>
    <style:style style:name="T13" style:family="text">
      <style:text-properties style:font-name="Liberation Sans1" fo:font-size="26pt" style:font-size-asian="26pt" style:font-size-complex="26pt"/>
    </style:style>
    <style:style style:name="T14" style:family="text">
      <style:text-properties style:font-name="Nimbus Mono L1" fo:font-size="28pt" style:font-size-asian="28pt" style:font-size-complex="28pt"/>
    </style:style>
    <style:style style:name="T15" style:family="text">
      <style:text-properties style:font-name="Nimbus Mono L1" fo:font-size="26pt" style:font-size-asian="26pt" style:font-size-complex="26pt"/>
    </style:style>
    <style:style style:name="T16" style:family="text">
      <style:text-properties style:font-name="Nimbus Mono L1" fo:font-size="18pt" style:font-size-asian="18pt" style:font-size-complex="18pt"/>
    </style:style>
    <style:style style:name="T17" style:family="text">
      <style:text-properties style:font-name="Liberation Sans1" fo:font-size="22pt" style:font-size-asian="22pt" style:font-size-complex="22pt"/>
    </style:style>
    <style:style style:name="T18" style:family="text">
      <style:text-properties style:font-name="Liberation Sans1" fo:font-size="28pt" style:font-size-asian="28pt" style:font-size-complex="2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8pt" style:font-size-asian="26pt" style:font-size-complex="36pt"/>
    </style:style>
    <style:style style:name="T23" style:family="text">
      <style:text-properties fo:font-size="24pt" style:font-size-asian="22pt" style:font-size-complex="28pt"/>
    </style:style>
    <style:style style:name="T24" style:family="text">
      <style:text-properties fo:color="#ff6600" fo:font-size="22pt" style:font-size-asian="20pt" style:font-size-complex="26pt"/>
    </style:style>
    <style:style style:name="T25" style:family="text">
      <style:text-properties fo:font-size="26pt" style:font-size-asian="24pt" style:font-size-complex="36pt"/>
    </style:style>
    <style:style style:name="T26" style:family="text">
      <style:text-properties fo:color="#ffffff"/>
    </style:style>
    <style:style style:name="T27" style:family="text">
      <style:text-properties fo:color="#000000"/>
    </style:style>
    <style:style style:name="T28" style:family="text">
      <style:text-properties fo:color="#ff0000" fo:font-size="32pt" style:font-size-asian="28pt" style:font-size-complex="4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40pt" style:font-size-asian="36pt" style:font-size-complex="48pt"/>
    </style:style>
    <style:style style:name="T31" style:family="text">
      <style:text-properties style:font-name="Nimbus Mono 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.024cm" svg:height="2.54cm" svg:x="0.754cm" svg:y="0.67cm" presentation:class="title" presentation:user-transformed="true">
          <draw:text-box>
            <text:p text:style-name="P1"><text:span text:style-name="T1">How we set up LibreOffice development server online</text:span></text:p>
          </draw:text-box>
        </draw:frame>
        <draw:frame presentation:style-name="pr2" draw:layer="layout" svg:width="25.199cm" svg:height="3.631cm" svg:x="1.4cm" svg:y="5.262cm" presentation:class="subtitle" presentation:user-transformed="true">
          <draw:text-box>
            <text:p>so even Linux newbies can log in and quickly contribute to LibreOffice</text:p>
          </draw:text-box>
        </draw:frame>
        <draw:frame draw:style-name="gr1" draw:text-style-name="P1" draw:layer="layout" svg:width="26.416cm" svg:height="8.744cm" svg:x="0.508cm" svg:y="9.652cm">
          <draw:text-box>
            <text:p text:style-name="P1"><text:span text:style-name="T2"/></text:p>
            <text:p text:style-name="P1"><text:span text:style-name="T3"><text:a xlink:href="http://www.ldcs.co.in/" xlink:type="simple">http://www.ldcs.co.in</text:a></text:span></text:p>
            <text:p text:style-name="P1"><text:span text:style-name="T3"><text:a xlink:href="mailto:team@ldcs.co.in" xlink:type="simple">team@ldcs.co.in</text:a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>Rajkumar Natarajan &lt; </text:span><text:span text:style-name="T2"><text:a xlink:href="mailto:rajkumar.natarajan@gmail.com" xlink:type="simple">rajkumar.natarajan@gmail.com</text:a></text:span><text:span text:style-name="T2"> &gt;</text:span></text:p>
            <text:p text:style-name="P1"><text:span text:style-name="T2">Sahasranaman MS &lt; </text:span><text:span text:style-name="T2"><text:a xlink:href="mailto:sahasr@naman.ms" xlink:type="simple">sahasr@naman.ms</text:a></text:span><text:span text:style-name="T2"> &gt;</text:span></text:p>
            <text:p text:style-name="P1"><text:span text:style-name="T2">Dennis Francis &lt; </text:span><text:span text:style-name="T2"><text:a xlink:href="mailto:dennisfrancis.in@gmail.com" xlink:type="simple">dennisfrancis.in@gmail.com</text:a></text:span><text:span text:style-name="T2"> 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layer="layout" svg:width="25.199cm" svg:height="2.973cm" svg:x="1.4cm" svg:y="0.837cm" presentation:class="title" presentation:user-transformed="true">
          <draw:text-box>
            <text:p>Hard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cessor – Intel i7 4790 3.6 GHz</text:p>
              </text:list-item>
              <text:list-item>
                <text:p/>
              </text:list-item>
              <text:list-item>
                <text:p>Motherboard – ASUS Z97-K</text:p>
              </text:list-item>
              <text:list-item>
                <text:p/>
              </text:list-item>
              <text:list-item>
                <text:p>Hard-disk – Seagate 1TB SATA</text:p>
              </text:list-item>
              <text:list-item>
                <text:p/>
              </text:list-item>
              <text:list-item>
                <text:p>RAM – Kingston 8GB x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Internet conn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4Mbps Airtel home connection</text:p>
              </text:list-item>
              <text:list-item>
                <text:p>Goes to 512Kbps after 120GB usag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text-style-name="P3" draw:layer="layout" svg:width="24.008cm" svg:height="8.548cm" svg:x="1.9cm" svg:y="6.914cm" presentation:class="outline" presentation:user-transformed="true">
          <draw:text-box>
            <text:p text:style-name="P1"><text:span text:style-name="T4">Install Fedora 22 Mate Compiz Remix</text:span></text:p>
            <text:list text:style-name="L3">
              <text:list-item>
                <text:list>
                  <text:list-item>
                    <text:p text:style-name="P1"><text:span text:style-name="T4">50GB <text:s text:c="4"/>/ <text:s text:c="10"/>partition</text:span></text:p>
                  </text:list-item>
                  <text:list-item>
                    <text:p text:style-name="P1"><text:span text:style-name="T4">500 MB <text:s/>/boot <text:s text:c="3"/>partition</text:span></text:p>
                  </text:list-item>
                  <text:list-item>
                    <text:p text:style-name="P1"><text:span text:style-name="T4">Rest for <text:s/>/home <text:s/>part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 x2go server<text:line-break/><text:span text:style-name="T5"># dnf install x2goserver x2goserver-xsession</text:span></text:p>
              </text:list-item>
              <text:list-item>
                <text:p>Install iptables<text:line-break/><text:span text:style-name="T5"># dnf install iptables iptables-services</text:span></text:p>
              </text:list-item>
              <text:list-item>
                <text:p>Install sshd<text:line-break/><text:span text:style-name="T5"># dnf install sshd</text:span></text:p>
                <text:p><text:span text:style-name="T6">Change sshd listener port to something else in /etc/ssh/sshd_config</text:span></text:p>
              </text:list-item>
              <text:list-item>
                <text:p><text:span text:style-name="T7">Install emacs/vim</text:span></text:p>
                <text:p><text:span text:style-name="T5"/></text:p>
                <text:p><text:line-break/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t services to start on reboot</text:p>
              </text:list-item>
            </text:list>
            <text:p><text:span text:style-name="T5"><text:s text:c="4"/></text:span><text:span text:style-name="T5"># systemctl enable sshd</text:span></text:p>
            <text:p><text:span text:style-name="T5"><text:s text:c="4"/></text:span><text:span text:style-name="T5"># systemctl start sshd</text:span></text:p>
            <text:p><text:span text:style-name="T5"><text:s text:c="4"/></text:span><text:span text:style-name="T5"># systemctl disable firewalld</text:span></text:p>
            <text:p><text:span text:style-name="T5"><text:s text:c="4"/></text:span><text:span text:style-name="T5"># systemctl enable iptables</text:span></text:p>
            <text:p><text:span text:style-name="T5"><text:s text:c="4"/></text:span><text:span text:style-name="T5"># systemctl enable x2gocleansessions.service</text:span><text:span text:style-name="T5"><text:line-break/></text:span><text:span text:style-name="T5"><text:line-break/></text:span><text:span text:style-name="T5"/></text:p>
            <text:list text:continue-numbering="true" text:style-name="L3">
              <text:list-item>
                <text:p><text:span text:style-name="T7">Set hostname</text:span></text:p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5.199cm" svg:height="2.719cm" svg:x="1cm" svg:y="0.837cm" presentation:class="title" presentation:user-transformed="true">
          <draw:text-box>
            <text:p>Setting up the serv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Setup iptables rules</text:p>
                <text:list>
                  <text:list-item>
                    <text:p>if root, allow all traffic</text:p>
                    <text:p>if non-root, allow these - <text:line-break/><text:span text:style-name="T5">google-dns, </text:span><text:span text:style-name="T5"><text:line-break/></text:span><text:span text:style-name="T5">libreoffice.org,</text:span><text:span text:style-name="T5"><text:line-break/></text:span><text:span text:style-name="T5">gerrit.libreoffice.org, bugs.documentfoundation.org, </text:span><text:span text:style-name="T5"><text:line-break/></text:span><text:span text:style-name="T5">dev-www.libreoffice.org</text:span></text:p>
                  </text:list-item>
                  <text:list-item>
                    <text:p>otherwise deny and lo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layer="layout" svg:width="25.5cm" svg:height="13cm" svg:x="1cm" svg:y="5.5cm" presentation:class="outline">
          <draw:text-box>
            <text:p/>
            <text:p>Install sendmail and set it up to send mails through gmail smtp using instructions in this link</text:p>
            <text:list text:style-name="L3">
              <text:list-header>
                <text:p><text:s/></text:p>
                <text:p><text:span text:style-name="T9">http://linuxconfig.org/configuring-gmail-as-sendmail-email-rela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figure port forwarding in modem to forward sshd port to server.</text:p>
                <text:p>In this case it is under Advanced Setup -&gt; NAT -&gt; Virtual 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on a script to email the users whenever external ip adress of the box changes</text:p>
                <text:p>for getting ip we used</text:p>
                <text:p><text:s/><text:span text:style-name="T10">bot.whatismyipaddress.co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up the LO dev env in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 build dependancies</text:p>
                <text:p><text:span text:style-name="T5"># sudo dnf builddep libreoffice</text:span></text:p>
              </text:list-item>
              <text:list-item>
                <text:p><text:span text:style-name="T8">Create a dedicated user “lo” to host the LO source code git repo</text:span></text:p>
              </text:list-item>
              <text:list-item>
                <text:p><text:span text:style-name="T8">Get the source code</text:span></text:p>
                <text:p><text:span text:style-name="T5">$ git clone git://anongit.freedesktop.org/libreoffice/core libreoffice</text:span></text:p>
                <text:p><text:span text:style-name="T6">This will result in git repo under the root dir called “libreoffice”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635cm" svg:x="1cm" svg:y="0.865cm" presentation:class="title">
          <draw:text-box>
            <text:p>What a developer needs to do now to start LO development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 x2goclient.</text:p>
              </text:list-item>
              <text:list-item>
                <text:p>Login with provided credentials</text:p>
              </text:list-item>
              <text:list-item>
                <text:p>Setup git identity, Eg:</text:p>
                <text:p><text:span text:style-name="T5">$ git config --global user.name "John Doe"</text:span></text:p>
                <text:p><text:span text:style-name="T5">$ git config --global user.email johndoe@example.com</text:span><text:line-break/></text:p>
              </text:list-item>
              <text:list-item>
                <text:p>Clone LO source repo to user's home dir<text:line-break/><text:line-break/><text:span text:style-name="T5">$ git clone /home/lo/libreoffice libreoff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1" draw:layer="layout" svg:width="25.199cm" svg:height="3.227cm" svg:x="1.4cm" svg:y="0.837cm" presentation:class="title" presentation:user-transformed="true">
          <draw:text-box>
            <text:p>Initial build of LO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Go to the LO repo and run autogen.sh then make</text:p>
                <text:p><text:span text:style-name="T5">$ cd libreoffice</text:span></text:p>
              </text:list-item>
              <text:list-item>
                <text:p><text:span text:style-name="T5"><text:line-break/></text:span><text:span text:style-name="T5">$ ./autogen.sh --with-parallelism=3 --without-junit --enable-debug <text:s/>--without-java <text:s/>--without-doxygen --without-help –without-myspell-dicts</text:span></text:p>
              </text:list-item>
              <text:list-item>
                <text:p><text:span text:style-name="T5"><text:line-break/></text:span><text:span text:style-name="T5">$ make</text:span></text:p>
              </text:list-item>
              <text:list-item>
                <text:p><text:span text:style-name="T5"/></text:p>
                <text:p><text:span text:style-name="T6">--with-parallelism value sets how many cores you want to use for compilation at a time.</text:span></text:p>
                <text:p><text:span text:style-name="T6">--enable-debug adds debugging symbols for debugging la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unning and Debugging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header>
                <text:p>From the repo root, run</text:p>
                <text:p>$ instdir/program/soffice</text:p>
                <text:p><text:line-break/>To start libreoffice in gdb, the easiest way is to run :<text:line-break/>$ make debugrun<text:line-break/><text:line-break/><text:span text:style-name="T11">Refer https://wiki.documentfoundation.org/Development/How_to_debug </text:span></text:p>
                <text:p><text:span text:style-name="T11">for a primer on using gdb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635cm" svg:x="1cm" svg:y="0.865cm" presentation:class="title">
          <draw:text-box>
            <text:p>Setting yourself up for patch submis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ibreoffice developers use a code review tool called gerrit - <text:span text:style-name="T12">https://gerrit.libreoffice.org/</text:span><text:line-break/><text:line-break/>Refer the LO wiki <text:span text:style-name="T5">https://wiki.documentfoundation.org/Development/gerrit</text:span> </text:p>
                <text:p>for setting up your gerrit account and steps to patch submission. <text:line-break/><text:line-break/>For further information on patch submission and modification during review refer<text:line-break/> <text:span text:style-name="T5">https://wiki.documentfoundation.org/Development/gerrit/SubmitPatc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635cm" svg:x="1cm" svg:y="0.865cm" presentation:class="title">
          <draw:text-box>
            <text:p>How to make code change and submit a patch ?</text:p>
          </draw:text-box>
        </draw:frame>
        <draw:frame presentation:style-name="pr4" draw:layer="layout" svg:width="23.492cm" svg:height="11.342cm" svg:x="2.032cm" svg:y="5.334cm" presentation:class="outline" presentation:user-transformed="true">
          <draw:text-box>
            <text:list text:style-name="L3">
              <text:list-item>
                <text:p>Create a new branch for making your code change<text:line-break/><text:span text:style-name="T10">$ git checkout -b &lt;branch_name&gt;</text:span></text:p>
                <text:p>This will create a new branch and switch to it.</text:p>
              </text:list-item>
              <text:list-item>
                <text:p>Now make the required code change and commit, eg :<text:line-break/><text:span text:style-name="T12">$ git commit -m “Fixes a crash while sorting”</text:span></text:p>
              </text:list-item>
              <text:list-item>
                <text:p><text:span text:style-name="T13">Now submit the patch to gerrit for review :</text:span><text:span text:style-name="T8"><text:line-break/></text:span><text:span text:style-name="T14">$ ./logerrit submit ma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ibreOffice Opengr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://opengrok.libreoffice.org/" xlink:type="simple">http://opengrok.libreoffice.org</text:a></text:p>
                <text:p>This is a web based tool that will help you a lot during libreoffice development.</text:p>
              </text:list-item>
              <text:list-item>
                <text:p>“<text:span text:style-name="T15">OpenGrok is a fast and usable source code search and cross reference engine. It helps you search, cross-reference and navigate the source code</text:span>” - http://opengrok.github.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Where to start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lect an interesting bug from bugzilla - <text:span text:style-name="T5"><text:a xlink:href="https://bugs.documentfoundation.org/" xlink:type="simple">https://bugs.documentfoundation.org/</text:a></text:span><text:line-break/>For starters pick one from “Easy Hacks” - <text:span text:style-name="T16"><text:a xlink:href="https://wiki.documentfoundation.org/Development/Easy_Hacks" xlink:type="simple">https://wiki.documentfoundation.org/Development/Easy_Hacks</text:a></text:span></text:p>
              </text:list-item>
              <text:list-item>
                <text:p><text:span text:style-name="T17">Comment on the bug in bugzilla that you are going to work on it and assign it to yourself.</text:span></text:p>
              </text:list-item>
              <text:list-item>
                <text:p><text:span text:style-name="T7">Always ask in</text:span><text:span text:style-name="T8"> </text:span><text:span text:style-name="T5">irc://chat.freenode.net/libreoffice-dev</text:span><text:span text:style-name="T8"> </text:span><text:span text:style-name="T17">(Chat) or</text:span><text:span text:style-name="T8"> </text:span><text:span text:style-name="T16"><text:a xlink:href="http://lists.freedesktop.org/mailman/listinfo/libreoffice" xlink:type="simple">http://lists.freedesktop.org/mailman/listinfo/libreoffice</text:a></text:span><text:span text:style-name="T18"> (Mailing list) for pointers or help when you are stuc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635cm" svg:x="1cm" svg:y="0.865cm" presentation:class="title">
          <draw:text-box>
            <text:p>What happens after submitting the patch to gerrit ?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1">
              <text:list-item>
                <text:p>Jenkins will try to build your patch applied on the latest master on various platforms and report the status.</text:p>
              </text:list-item>
              <text:list-item>
                <text:p>An experienced developer will review your code and verify that it works. You may get comments on how to improve the patch.</text:p>
              </text:list-item>
              <text:list-item>
                <text:p>Now it is your turn to modify the patch according to the dev comments.</text:p>
              </text:list-item>
              <text:list-item>
                <text:p>This cycle repeats until the developer feels that your patch is good enough for merging into the master branch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draw:style-name="gr3" draw:text-style-name="P1" draw:layer="layout" svg:width="16.661cm" svg:height="1.988cm" svg:x="5.842cm" svg:y="1.27cm">
          <draw:text-box>
            <text:p text:style-name="P1"><text:span text:style-name="T19">Calc memleak fix demo</text:span></text:p>
          </draw:text-box>
        </draw:frame>
        <draw:frame draw:style-name="gr4" draw:text-style-name="P1" draw:layer="layout" svg:width="26.416cm" svg:height="6.391cm" svg:x="0.762cm" svg:y="4.826cm">
          <draw:text-box>
            <text:p text:style-name="P1"><text:span text:style-name="T20"/></text:p>
            <text:p text:style-name="P1"><text:span text:style-name="T20"/></text:p>
            <text:p text:style-name="P1"><text:span text:style-name="T20">Procedure to reproduce</text:span></text:p>
            <text:p text:style-name="P1"><text:span text:style-name="T20"/></text:p>
            <text:p text:style-name="P1"><text:span text:style-name="T19">Open Calc and close it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ortion of valgrind trace of the memleak we are going to fix</text:p>
          </draw:text-box>
        </draw:frame>
        <draw:custom-shape draw:style-name="gr5" draw:text-style-name="P5" draw:layer="layout" svg:width="27.432cm" svg:height="8.128cm" svg:x="0.254cm" svg:y="6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7.432cm" svg:height="7.484cm" svg:x="0.254cm" svg:y="6.526cm">
          <draw:text-box>
            <text:p text:style-name="P5"><text:span text:style-name="T2">3,295 (1,072 direct, 2,223 indirect) bytes in 1 blocks are </text:span><text:span text:style-name="T21">definitely lost</text:span><text:span text:style-name="T2"> in loss record 16,898 of 17,045</text:span></text:p>
            <text:p text:style-name="P5"/>
            <text:p text:style-name="P5"><text:span text:style-name="T2">at 0x4C29158: operator new(unsigned long) (in /usr/lib64/valgrind/vgpreload_memcheck-amd64-linux.so)</text:span></text:p>
            <text:p text:style-name="P5"/>
            <text:p text:style-name="P5"><text:span text:style-name="T2">by 0x3603E8EE: VclPtr&lt;(anonymous namespace)::SvxFontSizeBox_Impl&gt; VclPtr&lt;(anonymous namespace)::SvxFontSizeBox_Impl&gt;::Create&lt;...&gt; … (vclptr.hxx:129)</text:span></text:p>
            <text:p/>
            <text:p><text:span text:style-name="T2">by 0x3603E2B5: (anonymous namespace)::FontHeightToolBoxControl::createItemWindow(...) (tbunocontroller.cxx:403)</text:span></text:p>
            <text:p/>
            <text:p><text:span text:style-name="T2">by 0x2AD4E573: framework::ToolBarManager::CreateControllers() (toolbarmanager.cxx:1049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Some background before we dive in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2"/>Some classes involved in this bug<text:line-break/><text:tab/>OutputDevice<text:line-break/> <text:s text:c="4"/>vcl::Window<text:line-break/> <text:s text:c="4"/>vcl::Edit<text:line-break/> <text:s text:c="4"/>vcl::ComboBox<text:line-break/> <text:s text:c="4"/></text:p>
              </text:list-item>
              <text:list-item>
                <text:p><text:s text:c="2"/>VclPt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OutputDevic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1">
              <text:list-item>
                <text:p>This is the base class for most of the VCL classes.</text:p>
              </text:list-item>
              <text:list-item>
                <text:p>It has a data member to store the reference count <text:s/>- “mnRefCnt”</text:p>
              </text:list-item>
              <text:list-item>
                <text:p>Member functions : acquire(), release() for incrementing, decrementing and possibly deleting the object.<text:line-break/></text:p>
              </text:list-item>
            </text:list>
            <text:p>inline void acquire() const</text:p>
            <text:p>{</text:p>
            <text:p><text:s text:c="10"/>assert(mnRefCnt&gt;0);</text:p>
            <text:p><text:s text:c="10"/>mnRefCnt++;</text:p>
            <text:p>}</text:p>
            <text:p>inline void release() const</text:p>
            <text:p>{</text:p>
            <text:p><text:s text:c="7"/>assert(mnRefCnt&gt;0);</text:p>
            <text:p><text:s text:c="7"/>if (!--mnRefCnt)</text:p>
            <text:p><text:s text:c="13"/>delete this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OutputDevice<text:tab/>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It also has a method called dispose()</text:p>
              </text:list-item>
              <text:list-item>
                <text:p>dispose() is supposed to “clear all references” the object holds.</text:p>
              </text:list-item>
              <text:list-item>
                <text:p>Can be considered “a soft destructor”</text:p>
              </text:list-item>
              <text:list-item>
                <text:p/>
              </text:list-item>
              <text:list-item>
                <text:p>More on “clear references” late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A rough skech of the class relationship</text:p>
          </draw:text-box>
        </draw:frame>
        <draw:custom-shape draw:style-name="gr7" draw:text-style-name="P1" draw:layer="layout" svg:width="6.35cm" svg:height="2.032cm" svg:x="10.16cm" svg:y="5.826cm">
          <text:p text:style-name="P1">OutputDevic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2.032cm" svg:x="10.16cm" svg:y="8.726cm">
          <text:p text:style-name="P1">vcl::Window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2.032cm" svg:x="10.16cm" svg:y="11.626cm">
          <text:p text:style-name="P1">vcl::Edi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2.032cm" svg:x="10.16cm" svg:y="14.526cm">
          <text:p text:style-name="P1">vcl::ComboBox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7.858cm" svg:x2="13.208cm" svg:y2="8.726cm">
          <text:p/>
        </draw:line>
        <draw:line draw:style-name="gr9" draw:text-style-name="P1" draw:layer="layout" svg:x1="13.171cm" svg:y1="10.737cm" svg:x2="13.171cm" svg:y2="11.605cm">
          <text:p/>
        </draw:line>
        <draw:line draw:style-name="gr9" draw:text-style-name="P1" draw:layer="layout" svg:x1="13.171cm" svg:y1="13.637cm" svg:x2="13.171cm" svg:y2="14.505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VclPtr (Introduced in LibreOffice 5.0)</text:p>
          </draw:text-box>
        </draw:frame>
        <draw:frame presentation:style-name="pr9" draw:layer="layout" svg:width="25.5cm" svg:height="14.331cm" svg:x="1cm" svg:y="4.169cm" presentation:class="outline" presentation:user-transformed="true">
          <draw:text-box>
            <text:list text:style-name="L5">
              <text:list-header>
                <text:p><text:span text:style-name="T22">VCL stands for Visual Components Library</text:span><text:span text:style-name="T22"><text:line-break/></text:span><text:span text:style-name="T22"/></text:p>
              </text:list-header>
              <text:list-item>
                <text:p><text:span text:style-name="T22">A smart pointer for holding OutputDevice derived objects</text:span></text:p>
              </text:list-item>
            </text:list>
            <text:p text:style-name="P5">// Old way :</text:p>
            <text:p text:style-name="P5">{</text:p>
            <text:p text:style-name="P5"><text:s text:c="3"/>MyWin* mywin = new MyWin(arg1, arg2,….);</text:p>
            <text:p text:style-name="P5"><text:s text:c="3"/>delete mywin;</text:p>
            <text:p text:style-name="P5">}</text:p>
            <text:p text:style-name="P5">// New way with VclPtr</text:p>
            <text:p text:style-name="P5"><text:span text:style-name="T23">{</text:span></text:p>
            <text:p text:style-name="P5"><text:span text:style-name="T23"><text:s text:c="3"/></text:span><text:span text:style-name="T23">VclPtr&lt;MyWin&gt; mywin = VclPtr&lt;MyWin&gt;::Create(args1, arg2,...); // now refcnt = 1</text:span></text:p>
            <text:p text:style-name="P5"><text:span text:style-name="T23">}</text:span></text:p>
            <text:p text:style-name="P5"><text:span text:style-name="T23">// Destructor of VclPtr calls .release() of the MyWin object. <text:s/></text:span></text:p>
            <text:p text:style-name="P5"><text:span text:style-name="T23">// MyWin object is definitely deallocated (destructor is called) as mywin cease to exist and refcount on MyWin object was only 1 to begin with.</text:span></text:p>
            <text:p text:style-name="P5"/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VclPtr</text:p>
          </draw:text-box>
        </draw:frame>
        <draw:frame presentation:style-name="pr9" draw:layer="layout" svg:width="25.5cm" svg:height="13cm" svg:x="1cm" svg:y="5.5cm" presentation:class="outline">
          <draw:text-box>
            <text:p>// Explicit clear()</text:p>
            <text:p text:style-name="P5">{</text:p>
            <text:p text:style-name="P5"><text:s text:c="3"/>VclPtr&lt;MyWin&gt; mywin = VclPtr&lt;MyWin&gt;::Create(args1, arg2,...);</text:p>
            <text:p text:style-name="P5"><text:s text:c="3"/>mywin.clear()</text:p>
            <text:p text:style-name="P5"><text:s text:c="3"/><text:span text:style-name="T24">// mywin.clear() invokes .release() on the MyWin object (refcnt reduces by 1) and mywin now no longer “points” to the MyWin object.</text:span></text:p>
            <text:p text:style-name="P5">} <text:s/></text:p>
            <text:p text:style-name="P5">// MyWin object is definitely deallocated (destructor is called) as mywin is “cleared” explicitly and refcount on MyWin object was only 1 to start with.</text:p>
            <text:p text:style-name="P5"/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span text:style-name="T25"><text:line-break/></text:span><text:span text:style-name="T25">VclPtr : MyWin object is created and Object1 points to it</text:span>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96cm" svg:y1="9.144cm" svg:x2="9.398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3cm" svg:y1="11.176cm" svg:x2="9.398cm" svg:y2="4.572cm">
          <text:p/>
        </draw:line>
        <draw:line draw:style-name="gr12" draw:text-style-name="P1" draw:layer="layout" svg:x1="13.994cm" svg:y1="11.103cm" svg:x2="17.018cm" svg:y2="4.572cm">
          <text:p/>
        </draw:line>
        <draw:line draw:style-name="gr12" draw:text-style-name="P1" draw:layer="layout" svg:x1="11.43cm" svg:y1="12.7cm" svg:x2="9.906cm" svg:y2="18.288cm">
          <text:p/>
        </draw:line>
        <draw:line draw:style-name="gr12" draw:text-style-name="P1" draw:layer="layout" svg:x1="13.97cm" svg:y1="12.7cm" svg:x2="16.002cm" svg:y2="18.034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<text:line-break/>VclPtr : Object2 starts to point to it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96cm" svg:y1="9.144cm" svg:x2="9.398cm" svg:y2="11.176cm">
          <text:p/>
        </draw:lin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668cm" svg:y1="11.176cm" svg:x2="8.636cm" svg:y2="4.572cm">
          <text:p/>
        </draw:line>
        <draw:line draw:style-name="gr12" draw:text-style-name="P1" draw:layer="layout" svg:x1="14.224cm" svg:y1="11.176cm" svg:x2="16.51cm" svg:y2="4.572cm">
          <text:p/>
        </draw:line>
        <draw:line draw:style-name="gr12" draw:text-style-name="P1" draw:layer="layout" svg:x1="11.176cm" svg:y1="12.7cm" svg:x2="9.398cm" svg:y2="18.796cm">
          <text:p/>
        </draw:line>
        <draw:line draw:style-name="gr12" draw:text-style-name="P1" draw:layer="layout" svg:x1="13.716cm" svg:y1="12.7cm" svg:x2="16.002cm" svg:y2="19.05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3 starts to point to it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3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96cm" svg:y1="9.144cm" svg:x2="9.398cm" svg:y2="11.176cm">
          <text:p/>
        </draw:lin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line draw:style-name="gr12" draw:text-style-name="P1" draw:layer="layout" svg:x1="20.17cm" svg:y1="16.002cm" svg:x2="16.256cm" svg:y2="12.7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922cm" svg:y1="11.176cm" svg:x2="8.89cm" svg:y2="4.826cm">
          <text:p/>
        </draw:line>
        <draw:line draw:style-name="gr12" draw:text-style-name="P1" draw:layer="layout" svg:x1="13.462cm" svg:y1="11.176cm" svg:x2="15.494cm" svg:y2="4.318cm">
          <text:p/>
        </draw:line>
        <draw:line draw:style-name="gr12" draw:text-style-name="P1" draw:layer="layout" svg:x1="10.668cm" svg:y1="12.7cm" svg:x2="9.652cm" svg:y2="18.5cm">
          <text:p/>
        </draw:line>
        <draw:line draw:style-name="gr12" draw:text-style-name="P1" draw:layer="layout" svg:x1="13.716cm" svg:y1="12.7cm" svg:x2="15.748cm" svg:y2="18.796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4 starts to point to it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4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96cm" svg:y1="9.144cm" svg:x2="9.398cm" svg:y2="11.176cm">
          <text:p/>
        </draw:lin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line draw:style-name="gr12" draw:text-style-name="P1" draw:layer="layout" svg:x1="20.17cm" svg:y1="16.002cm" svg:x2="16.256cm" svg:y2="12.7cm">
          <text:p/>
        </draw:lin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176cm" svg:y1="11.176cm" svg:x2="9.398cm" svg:y2="4.572cm">
          <text:p/>
        </draw:line>
        <draw:line draw:style-name="gr12" draw:text-style-name="P1" draw:layer="layout" svg:x1="13.97cm" svg:y1="11.176cm" svg:x2="15.748cm" svg:y2="4.318cm">
          <text:p/>
        </draw:line>
        <draw:line draw:style-name="gr12" draw:text-style-name="P1" draw:layer="layout" svg:x1="10.922cm" svg:y1="12.7cm" svg:x2="9.144cm" svg:y2="18.5cm">
          <text:p/>
        </draw:line>
        <draw:line draw:style-name="gr12" draw:text-style-name="P1" draw:layer="layout" svg:x1="13.716cm" svg:y1="12.7cm" svg:x2="16.256cm" svg:y2="18.5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MyWinObj.dispose()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4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96cm" svg:y1="9.144cm" svg:x2="9.398cm" svg:y2="11.176cm">
          <text:p/>
        </draw:lin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line draw:style-name="gr12" draw:text-style-name="P1" draw:layer="layout" svg:x1="20.17cm" svg:y1="16.002cm" svg:x2="16.256cm" svg:y2="12.7cm">
          <text:p/>
        </draw:lin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1.dispose()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3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line draw:style-name="gr12" draw:text-style-name="P1" draw:layer="layout" svg:x1="20.17cm" svg:y1="16.002cm" svg:x2="16.256cm" svg:y2="12.7cm">
          <text:p/>
        </draw:lin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2.dispose()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17cm" svg:y1="16.002cm" svg:x2="16.256cm" svg:y2="12.7cm">
          <text:p/>
        </draw:lin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3.dispose()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<text:line-break/>VclPtr : Object4.dispose()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0" draw:text-style-name="P6" draw:layer="layout" svg:width="6.858cm" svg:height="1.524cm" svg:x="9.398cm" svg:y="11.176cm">
          <text:p text:style-name="P1"><text:span text:style-name="T26">MyWin object</text:span></text:p>
          <text:p text:style-name="P1"><text:span text:style-name="T26">refcnt = 0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2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762cm" svg:y="6.858cm">
          <text:p text:style-name="P1"><text:span text:style-name="T27">Obje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782cm" svg:y1="10.222cm" svg:x2="16.196cm" svg:y2="14.231cm">
          <text:p/>
        </draw:line>
        <draw:line draw:style-name="gr15" draw:text-style-name="P1" draw:layer="layout" svg:x1="10.383cm" svg:y1="14.832cm" svg:x2="15.234cm" svg:y2="9.621cm">
          <text:p/>
        </draw:line>
        <draw:frame draw:style-name="gr16" draw:layer="layout" svg:width="5.693cm" svg:height="1.673cm" svg:x="10.944cm" svg:y="15.313cm">
          <draw:text-box>
            <text:p>MyWinObj is destroyed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<text:line-break/>VclPtr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So how can memory leak happen with VclPtr 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7" draw:text-style-name="P6" xml:id="id2" draw:id="id2" draw:layer="layout" svg:width="6.858cm" svg:height="9.652cm" svg:x="9.398cm" svg:y="7.112cm">
          <text:p text:style-name="P1"><text:span text:style-name="T26">MyWin object</text:span></text:p>
          <text:p text:style-name="P1"><text:span text:style-name="T26">refcnt = 4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" draw:id="id1" draw:layer="layout" svg:width="4.826cm" svg:height="2.032cm" svg:x="10.16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8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20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2.032cm" svg:x="1.17cm" svg:y="15.128cm">
          <text:p text:style-name="P1"><text:span text:style-name="T26">VclPtr va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996cm" svg:y1="16.256cm" svg:x2="9.398cm" svg:y2="12.7cm">
          <text:p/>
        </draw:line>
        <draw:line draw:style-name="gr12" draw:text-style-name="P1" draw:layer="layout" svg:x1="20.17cm" svg:y1="16.002cm" svg:x2="16.256cm" svg:y2="12.7cm">
          <text:p/>
        </draw:line>
        <draw:line draw:style-name="gr12" draw:text-style-name="P1" draw:layer="layout" svg:x1="20.17cm" svg:y1="9.144cm" svg:x2="16.256cm" svg:y2="11.176cm">
          <text:p/>
        </draw:line>
        <draw:custom-shape draw:style-name="gr13" draw:text-style-name="P7" draw:layer="layout" svg:width="6.096cm" svg:height="5.08cm" svg:x="19.662cm" svg:y="6.858cm">
          <text:p text:style-name="P1"><text:span text:style-name="T27">Objec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19.662cm" svg:y="13.558cm">
          <text:p text:style-name="P1"><text:span text:style-name="T27">Objec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096cm" svg:height="5.08cm" svg:x="0.662cm" svg:y="13.558cm">
          <text:p text:style-name="P1"><text:span text:style-name="T27">Object 2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0.16cm" svg:y1="9.144cm" svg:x2="9.398cm" svg:y2="11.938cm" draw:start-shape="id1" draw:start-glue-point="3" draw:end-shape="id2" draw:end-glue-point="3" svg:d="M10160 9144c-1932 0-1551 2794-762 2794" svg:viewBox="0 0 1407 2795">
          <text:p/>
        </draw:connecto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VclPtr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{</text:p>
              </text:list-item>
              <text:list-item>
                <text:p><text:s text:c="6"/>MyWinobj.dispose(); <text:s/>// <text:span text:style-name="T28">What if this dispose() does not “clear” its internal VclPtr var ?</text:span></text:p>
              </text:list-item>
              <text:list-item>
                <text:p/>
              </text:list-item>
              <text:list-item>
                <text:p><text:s text:c="6"/>Object2.dispose();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Object3.dispose();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Object4.dispose();</text:p>
              </text:list-item>
              <text:list-item>
                <text:p/>
                <text:p>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18" draw:text-style-name="P1" draw:layer="layout" svg:width="15.494cm" svg:height="9.144cm" svg:x="11.684cm" svg:y="9.144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14.732cm" svg:height="8.128cm" svg:x="12.192cm" svg:y="9.906cm">
          <draw:text-box>
            <text:p><text:span text:style-name="T29">3 clears(), refcnt is still 1</text:span></text:p>
            <text:p><text:span text:style-name="T29"/></text:p>
            <text:p><text:span text:style-name="T29">- faulty MyWinObj.dispose().</text:span></text:p>
            <text:p/>
            <text:p><text:span text:style-name="T29">MyWin object never gets deleted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VclPtr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{</text:p>
              </text:list-item>
              <text:list-item>
                <text:p><text:s text:c="6"/>MyWinobj.dispose(); <text:s/></text:p>
              </text:list-item>
              <text:list-item>
                <text:p/>
              </text:list-item>
              <text:list-item>
                <text:p><text:s text:c="6"/>Object2.dispose();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Object3.dispose();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Object4.dispose();</text:p>
              </text:list-item>
              <text:list-item>
                <text:p/>
                <text:p>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0" draw:text-style-name="P1" draw:layer="layout" svg:width="15.494cm" svg:height="13.478cm" svg:x="11.684cm" svg:y="4.81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14.732cm" svg:height="12.502cm" svg:x="12.192cm" svg:y="5.532cm">
          <draw:text-box>
            <text:p text:style-name="P8"><text:span text:style-name="T29">If MyWinObj.dispose() is good, and Object2.dispose() is faulty, this will not necessarily cause a memleak because when Object2 is destructed, the link from Object2 to MyWinObj is automatically broken. But this may cause other bugs, not memlea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office:forms form:automatic-focus="false" form:apply-design-mode="false"/>
        <draw:frame presentation:style-name="pr9" draw:layer="layout" svg:width="25.5cm" svg:height="13cm" svg:x="1cm" svg:y="5.5cm" presentation:class="outline">
          <draw:text-box>
            <text:p><text:span text:style-name="T30"/></text:p>
            <text:p><text:span text:style-name="T30"/></text:p>
            <text:p text:style-name="P1"><text:span text:style-name="T30">Now lets look into the real memleak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 recent feature addition we di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line-break/><text:line-break/>Cannot open compressed csv files from calc <text:line-break/>tdf#90225</text:p>
                <text:p><text:line-break/><text:span text:style-name="T31"><text:a xlink:href="https://bugs.documentfoundation.org/show_bug.cgi?id=90225" xlink:type="simple">https://bugs.documentfoundation.org/show_bug.cgi?id=90225</text:a></text:span></text:p>
                <text:p><text:span text:style-name="T15"><text:a xlink:href="https://gerrit.libreoffice.org/#/c/15108/" xlink:type="simple">https://gerrit.libreoffice.org/#/c/15108/</text:a></text:span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2T1">
        <office:forms form:automatic-focus="false" form:apply-design-mode="false"/>
        <draw:frame draw:style-name="gr22" draw:text-style-name="P9" draw:layer="layout" svg:width="21.59cm" svg:height="1.987cm" svg:x="2.54cm" svg:y="8.382cm">
          <draw:text-box>
            <text:p text:style-name="P1"><text:span text:style-name="T19">Thanks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ff420e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Liberation Sans1" fo:font-family="'Liberation Sans'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66cc00" draw:textarea-vertical-align="middle" draw:auto-grow-height="false" fo:min-height="3.5cm" fo:min-width="28cm"/>
    </style:style>
    <style:style style:name="Mpr5" style:family="presentation" style:parent-style-name="alizarin-backgroundobjects">
      <style:graphic-properties draw:stroke="none" draw:fill="solid" draw:fill-color="#66cc00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66cc00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4" draw:layer="backgroundobjects" svg:width="28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4" draw:layer="backgroundobjects" svg:width="1.5cm" svg:height="1.5cm" svg:x="0.5cm" svg:y="1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5" draw:layer="backgroundobjects" svg:width="6.5cm" svg:height="1.5cm" svg:x="21cm" svg:y="19cm" presentation:class="date-time">
        <draw:text-box>
          <text:p text:style-name="MP5"><text:span text:style-name="MT2"><presentation:date-time/></text:span></text:p>
        </draw:text-box>
      </draw:frame>
      <draw:frame presentation:style-name="Mpr9" draw:text-style-name="MP4" draw:layer="backgroundobjects" svg:width="9cm" svg:height="1.5cm" svg:x="3cm" svg:y="19cm" presentation:class="footer">
        <draw:text-box>
          <text:p text:style-name="MP4"><presentation:footer/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Francis</meta:initial-creator>
    <meta:creation-date>2015-08-17T17:00:17.105972310</meta:creation-date>
    <dc:date>2015-09-12T13:29:20.332828565</dc:date>
    <meta:editing-duration>PT9H17M23S</meta:editing-duration>
    <meta:editing-cycles>176</meta:editing-cycles>
    <meta:generator>LibreOffice/4.3.7.2$Linux_X86_64 LibreOffice_project/430$Build-2</meta:generator>
    <dc:creator>Sahasranaman S</dc:creator>
    <meta:document-statistic meta:object-count="333"/>
  </office:meta>
</office:document-meta>
</file>